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00000036038B641051829F1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.001cm" svg:y="1.301cm">
          <draw:image xlink:href="Pictures/10000201000003600000036038B641051829F1CD.png" xlink:type="simple" xlink:show="embed" xlink:actuate="onLoad">
            <text:p/>
          </draw:image>
        </draw:frame>
        <draw:path draw:style-name="gr2" draw:text-style-name="P2" draw:layer="layout" svg:width="2.453cm" svg:height="6.503cm" draw:transform="rotate (1.5707963267949) translate (10.391cm 18.054cm)" svg:viewBox="0 0 2454 6504" svg:d="M190 0c404 193 714 599 1140 772 411 168 841 546 988 1212 115 527 197 1101 75 1654-135 612-439 1109-835 1433s-708 861-1140 1103l-380 330h-38">
          <text:p/>
        </draw:path>
        <draw:custom-shape draw:style-name="gr3" draw:text-style-name="P1" draw:layer="layout" svg:width="3.4cm" svg:height="1.8cm" svg:x="11.8cm" svg:y="13.6cm">
          <text:p text:style-name="P1">Batch1 4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5:22:53.989000000</meta:creation-date>
    <dc:date>2016-10-07T05:24:43.904000000</dc:date>
    <meta:editing-duration>PT1M50S</meta:editing-duration>
    <meta:editing-cycles>1</meta:editing-cycles>
    <meta:document-statistic meta:object-count="3"/>
    <meta:generator>LibreOffice/5.1.5.2$Windows_x86 LibreOffice_project/7a864d8825610a8c07cfc3bc01dd4fce6a9447e5</meta:generator>
  </office:meta>
</office:document-meta>
</file>